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00 hex head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40 screw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8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6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2 screw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4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12:49:36.330325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8T12:49:49.676184845</dc:date>
    <meta:editing-duration>PT5H54M49S</meta:editing-duration>
    <meta:editing-cycles>13</meta:editing-cycles>
    <meta:document-statistic meta:table-count="1" meta:cell-count="152" meta:object-count="0"/>
  </office:meta>
</office:document-meta>
</file>